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7.14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3cm" fo:min-width="5.601cm"/>
    </style:style>
    <style:style style:name="gr6" style:family="graphic" style:parent-style-name="standard">
      <style:graphic-properties draw:stroke="none" svg:stroke-color="#000000" draw:fill="none" draw:fill-color="#ffffff" fo:min-height="0.474cm"/>
    </style:style>
    <style:style style:name="gr7" style:family="graphic" style:parent-style-name="standard">
      <style:graphic-properties draw:stroke="none" svg:stroke-color="#000000" draw:fill="none" draw:fill-color="#ffffff" fo:min-height="0.093cm"/>
    </style:style>
    <style:style style:name="gr8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4.406cm"/>
    </style:style>
    <style:style style:name="gr9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13cm" fo:min-width="7.685cm"/>
    </style:style>
    <style:style style:name="gr10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4.545cm"/>
    </style:style>
    <style:style style:name="gr11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1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8.451cm"/>
    </style:style>
    <style:style style:name="gr13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3cm" fo:min-width="7.506cm"/>
    </style:style>
    <style:style style:name="gr14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7.318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Tango_20_Orang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gradient-name="Grison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7.963cm" svg:height="1.092cm" svg:x="9.744cm" svg:y="10.691cm">
          <text:p text:style-name="P1">Has timing been canceled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1.397cm" svg:height="1.397cm" svg:x="12.985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684cm" svg:y1="5.086cm" svg:x2="13.686cm" svg:y2="6.092cm" draw:start-shape="id1" draw:start-glue-point="8" draw:end-shape="id2" draw:end-glue-point="0" svg:d="M13684 5086l2 1006" svg:viewBox="0 0 3 1007">
          <text:p/>
        </draw:connector>
        <draw:connector draw:style-name="gr3" draw:text-style-name="P4" draw:layer="layout" draw:type="line" svg:x1="13.727cm" svg:y1="29.294cm" svg:x2="13.717cm" svg:y2="30.193cm" draw:start-shape="id3" draw:start-glue-point="2" draw:end-shape="id4" draw:end-glue-point="0" svg:d="M13727 29294l-10 899" svg:viewBox="0 0 11 900">
          <text:p/>
        </draw:connector>
        <draw:g xml:id="id13" draw:id="id13">
          <draw:custom-shape draw:style-name="gr2" draw:text-style-name="P3" draw:layer="layout" svg:width="1.397cm" svg:height="1.397cm" svg:x="19.087cm" svg:y="14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97cm" svg:height="1.397cm" svg:x="19.095cm" svg:y="14.356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5" draw:text-style-name="P2" xml:id="id3" draw:id="id3" draw:layer="layout" svg:width="6.423cm" svg:height="1.102cm" svg:x="10.516cm" svg:y="28.192cm">
          <text:p text:style-name="P1">Send recorded fil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749cm" svg:y1="14.252cm" svg:x2="13.756cm" svg:y2="16.282cm" draw:start-shape="id5" draw:start-glue-point="6" draw:end-shape="id6" draw:end-glue-point="0" svg:d="M13749 14252l7 2030" svg:viewBox="0 0 8 2031">
          <text:p/>
        </draw:connector>
        <draw:connector draw:style-name="gr3" draw:text-style-name="P4" draw:layer="layout" draw:line-skew="5.437cm 2.017cm" svg:x1="14.484cm" svg:y1="19.054cm" svg:x2="13.722cm" svg:y2="26.094cm" draw:start-shape="id7" draw:start-glue-point="7" draw:end-shape="id8" draw:end-glue-point="0" svg:d="M14484 19054h5938v5886h-6700v1154" svg:viewBox="0 0 6701 7041">
          <text:p/>
        </draw:connector>
        <draw:frame draw:style-name="gr6" draw:text-style-name="P6" draw:layer="layout" svg:width="2.579cm" svg:height="1.128cm" svg:x="10.501cm" svg:y="18.128cm">
          <draw:text-box>
            <text:p>Record</text:p>
          </draw:text-box>
        </draw:frame>
        <draw:frame draw:style-name="gr7" draw:text-style-name="P6" draw:layer="layout" svg:width="8.634cm" svg:height="1.128cm" svg:x="14.201cm" svg:y="18.128cm">
          <draw:text-box>
            <text:p>Stop recording and send file</text:p>
          </draw:text-box>
        </draw:frame>
        <draw:custom-shape draw:style-name="gr8" draw:text-style-name="P2" xml:id="id9" draw:id="id9" draw:layer="layout" svg:width="5.226cm" svg:height="1.092cm" svg:x="7.814cm" svg:y="20.892cm">
          <text:p text:style-name="P1">Start recording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0" draw:id="id10" draw:layer="layout" svg:width="8.499cm" svg:height="1.077cm" svg:x="6.203cm" svg:y="22.982cm">
          <text:p text:style-name="P1">Set flag to stop recording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0.427cm" svg:y1="21.984cm" svg:x2="10.452cm" svg:y2="22.982cm" draw:start-shape="id9" draw:start-glue-point="2" draw:end-shape="id10" draw:end-glue-point="0" svg:d="M10427 21984l25 998" svg:viewBox="0 0 26 999">
          <text:p/>
        </draw:connector>
        <draw:custom-shape draw:style-name="gr10" draw:text-style-name="P2" xml:id="id8" draw:id="id8" draw:layer="layout" svg:width="5.365cm" svg:height="1.092cm" svg:x="11.04cm" svg:y="26.094cm">
          <text:p text:style-name="P1">Stop recording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722cm" svg:y1="27.186cm" svg:x2="13.727cm" svg:y2="28.192cm" draw:start-shape="id8" draw:start-glue-point="2" draw:end-shape="id3" draw:end-glue-point="0" svg:d="M13722 27186l5 1006" svg:viewBox="0 0 6 1007">
          <text:p/>
        </draw:connector>
        <draw:custom-shape draw:style-name="gr11" draw:text-style-name="P7" xml:id="id5" draw:id="id5" draw:layer="layout" svg:width="1.397cm" svg:height="1.397cm" svg:x="13.05cm" svg:y="12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6" draw:id="id6" draw:layer="layout" svg:width="9.271cm" svg:height="1.092cm" svg:x="9.121cm" svg:y="16.282cm">
          <text:p text:style-name="P1">What is the value of the flag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694cm" svg:y1="9.652cm" svg:x2="13.725cm" svg:y2="10.691cm" draw:start-shape="id11" draw:start-glue-point="6" draw:end-shape="id12" draw:end-glue-point="0" svg:d="M13694 9652l31 1039" svg:viewBox="0 0 32 1040">
          <text:p/>
        </draw:connector>
        <draw:custom-shape draw:style-name="gr11" draw:text-style-name="P7" xml:id="id7" draw:id="id7" draw:layer="layout" svg:width="1.397cm" svg:height="1.397cm" svg:x="13.087cm" svg:y="18.3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3.756cm" svg:y1="17.374cm" svg:x2="13.786cm" svg:y2="18.355cm" draw:start-shape="id6" draw:start-glue-point="2" draw:end-shape="id7" draw:end-glue-point="4" svg:d="M13756 17374l30 981" svg:viewBox="0 0 31 982">
          <text:p/>
        </draw:connector>
        <draw:connector draw:style-name="gr3" draw:text-style-name="P4" draw:layer="layout" svg:x1="10.452cm" svg:y1="24.059cm" svg:x2="12.995cm" svg:y2="8.954cm" draw:start-shape="id10" draw:start-glue-point="2" draw:end-shape="id11" draw:end-glue-point="5" svg:d="M10452 24059v501h-4751v-15606h7294" svg:viewBox="0 0 7295 15607">
          <text:p/>
        </draw:connector>
        <draw:connector draw:style-name="gr3" draw:text-style-name="P4" draw:layer="layout" svg:x1="13.087cm" svg:y1="19.054cm" svg:x2="10.427cm" svg:y2="20.892cm" draw:start-shape="id7" draw:start-glue-point="5" draw:end-shape="id9" draw:end-glue-point="0" svg:d="M13087 19054h-2660v1838" svg:viewBox="0 0 2661 1839">
          <text:p/>
        </draw:connector>
        <draw:custom-shape draw:style-name="gr13" draw:text-style-name="P2" xml:id="id4" draw:id="id4" draw:layer="layout" svg:width="8.328cm" svg:height="1.102cm" svg:x="9.553cm" svg:y="30.193cm">
          <text:p text:style-name="P1">Set flag to start recording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" draw:id="id2" draw:layer="layout" svg:width="8.138cm" svg:height="1.092cm" svg:x="9.617cm" svg:y="6.092cm">
          <text:p text:style-name="P1">Set flag to start recording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579cm" svg:height="1.128cm" svg:x="12.502cm" svg:y="14.428cm">
          <draw:text-box>
            <text:p>No</text:p>
          </draw:text-box>
        </draw:frame>
        <draw:custom-shape draw:style-name="gr11" draw:text-style-name="P7" xml:id="id11" draw:id="id11" draw:layer="layout" svg:width="1.397cm" svg:height="1.397cm" svg:x="12.995cm" svg:y="8.2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3.686cm" svg:y1="7.184cm" svg:x2="13.693cm" svg:y2="8.255cm" draw:start-shape="id2" draw:start-glue-point="2" draw:end-shape="id11" svg:d="M13686 7184l7 1071" svg:viewBox="0 0 8 1072">
          <text:p/>
        </draw:connector>
        <draw:connector draw:style-name="gr3" draw:text-style-name="P4" draw:layer="layout" draw:type="line" svg:x1="13.725cm" svg:y1="11.783cm" svg:x2="13.749cm" svg:y2="12.855cm" draw:start-shape="id12" draw:start-glue-point="2" draw:end-shape="id5" draw:end-glue-point="4" svg:d="M13725 11783l24 1072" svg:viewBox="0 0 25 1073">
          <text:p/>
        </draw:connector>
        <draw:connector draw:style-name="gr3" draw:text-style-name="P4" draw:layer="layout" svg:x1="14.447cm" svg:y1="13.554cm" svg:x2="19.087cm" svg:y2="15.06cm" draw:start-shape="id5" draw:start-glue-point="7" draw:end-shape="id13" draw:end-glue-point="3" svg:d="M14447 13554h2320v1506h2320" svg:viewBox="0 0 4641 1507">
          <text:p/>
        </draw:connector>
        <draw:connector draw:style-name="gr3" draw:text-style-name="P4" draw:layer="layout" draw:line-skew="0cm 4.715cm" svg:x1="13.717cm" svg:y1="31.295cm" svg:x2="14.392cm" svg:y2="8.954cm" draw:start-shape="id4" draw:start-glue-point="2" draw:end-shape="id11" draw:end-glue-point="7" svg:d="M13717 31295v502h9381v-22843h-8706" svg:viewBox="0 0 9382 22844">
          <text:p/>
        </draw:connector>
        <draw:frame draw:style-name="gr6" draw:text-style-name="P6" draw:layer="layout" svg:width="2.579cm" svg:height="1.128cm" svg:x="12.503cm" svg:y="14.428cm">
          <draw:text-box>
            <text:p>No</text:p>
          </draw:text-box>
        </draw:frame>
        <draw:frame draw:style-name="gr6" draw:text-style-name="P6" draw:layer="layout" svg:width="2.579cm" svg:height="1.128cm" svg:x="14.403cm" svg:y="12.62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1:01:19.818259605</dc:date>
    <meta:editing-duration>PT2H2M54S</meta:editing-duration>
    <meta:editing-cycles>43</meta:editing-cycles>
    <meta:generator>LibreOffice/5.0.5.2$Linux_X86_64 LibreOffice_project/00m0$Build-2</meta:generator>
    <meta:document-statistic meta:object-count="34"/>
  </office:meta>
</office:document-meta>
</file>